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fo:font-weight="bold" officeooo:rsid="005666b2" officeooo:paragraph-rsid="005666b2" style:font-weight-asian="bold" style:font-weight-complex="bold"/>
    </style:style>
    <style:style style:name="P41" style:family="paragraph" style:parent-style-name="Standard">
      <style:text-properties fo:font-weight="bold" officeooo:rsid="005758d7" officeooo:paragraph-rsid="005758d7" style:font-weight-asian="bold" style:font-weight-complex="bold"/>
    </style:style>
    <style:style style:name="P42" style:family="paragraph" style:parent-style-name="Standard">
      <style:text-properties officeooo:rsid="00194355" officeooo:paragraph-rsid="00194355"/>
    </style:style>
    <style:style style:name="P43" style:family="paragraph" style:parent-style-name="Standard">
      <style:text-properties officeooo:rsid="001ac4d5" officeooo:paragraph-rsid="001ac4d5"/>
    </style:style>
    <style:style style:name="P44" style:family="paragraph" style:parent-style-name="Standard">
      <style:text-properties officeooo:rsid="0018d049" officeooo:paragraph-rsid="0018d049"/>
    </style:style>
    <style:style style:name="P45" style:family="paragraph" style:parent-style-name="Standard">
      <style:text-properties officeooo:rsid="001ea322" officeooo:paragraph-rsid="001ea322"/>
    </style:style>
    <style:style style:name="P46" style:family="paragraph" style:parent-style-name="Standard">
      <style:text-properties officeooo:rsid="001ea322" officeooo:paragraph-rsid="001f6743"/>
    </style:style>
    <style:style style:name="P47" style:family="paragraph" style:parent-style-name="Standard">
      <style:text-properties officeooo:rsid="001cb76c" officeooo:paragraph-rsid="001cb76c"/>
    </style:style>
    <style:style style:name="P48" style:family="paragraph" style:parent-style-name="Standard">
      <style:text-properties officeooo:rsid="001f6743" officeooo:paragraph-rsid="001f6743"/>
    </style:style>
    <style:style style:name="P49" style:family="paragraph" style:parent-style-name="Standard">
      <style:text-properties officeooo:rsid="0020c743" officeooo:paragraph-rsid="00148de7"/>
    </style:style>
    <style:style style:name="P50" style:family="paragraph" style:parent-style-name="Standard">
      <style:text-properties officeooo:rsid="001a65a6" officeooo:paragraph-rsid="001a65a6"/>
    </style:style>
    <style:style style:name="P51" style:family="paragraph" style:parent-style-name="Standard">
      <style:text-properties officeooo:rsid="0024df05" officeooo:paragraph-rsid="0024df05"/>
    </style:style>
    <style:style style:name="P52" style:family="paragraph" style:parent-style-name="Standard">
      <style:text-properties officeooo:rsid="0024df05" officeooo:paragraph-rsid="00281aed"/>
    </style:style>
    <style:style style:name="P53" style:family="paragraph" style:parent-style-name="Standard">
      <style:text-properties officeooo:rsid="0024df05" officeooo:paragraph-rsid="00293132"/>
    </style:style>
    <style:style style:name="P54" style:family="paragraph" style:parent-style-name="Standard">
      <style:text-properties officeooo:rsid="0024df05" officeooo:paragraph-rsid="002a50f7"/>
    </style:style>
    <style:style style:name="P55" style:family="paragraph" style:parent-style-name="Standard">
      <style:text-properties officeooo:paragraph-rsid="003044e9"/>
    </style:style>
    <style:style style:name="P56" style:family="paragraph" style:parent-style-name="Standard">
      <style:text-properties fo:color="#008000" officeooo:rsid="001420b8" officeooo:paragraph-rsid="0031b592"/>
    </style:style>
    <style:style style:name="P57" style:family="paragraph" style:parent-style-name="Standard">
      <style:text-properties fo:color="#008000" officeooo:rsid="0031b592" officeooo:paragraph-rsid="003462fa"/>
    </style:style>
    <style:style style:name="P58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60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61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2" style:family="paragraph" style:parent-style-name="Standard">
      <style:text-properties officeooo:rsid="00281aed" officeooo:paragraph-rsid="00281aed"/>
    </style:style>
    <style:style style:name="P63" style:family="paragraph" style:parent-style-name="Standard">
      <style:text-properties officeooo:rsid="00293132" officeooo:paragraph-rsid="00293132"/>
    </style:style>
    <style:style style:name="P64" style:family="paragraph" style:parent-style-name="Standard">
      <style:text-properties officeooo:rsid="002a50f7" officeooo:paragraph-rsid="002a50f7"/>
    </style:style>
    <style:style style:name="P65" style:family="paragraph" style:parent-style-name="Standard">
      <style:text-properties officeooo:rsid="0025e164" officeooo:paragraph-rsid="0024df05"/>
    </style:style>
    <style:style style:name="P66" style:family="paragraph" style:parent-style-name="Standard">
      <style:text-properties officeooo:rsid="00262ede" officeooo:paragraph-rsid="00262ede"/>
    </style:style>
    <style:style style:name="P67" style:family="paragraph" style:parent-style-name="Standard">
      <style:text-properties officeooo:rsid="002b96a2" officeooo:paragraph-rsid="002b96a2"/>
    </style:style>
    <style:style style:name="P68" style:family="paragraph" style:parent-style-name="Standard">
      <style:text-properties officeooo:rsid="00356b35" officeooo:paragraph-rsid="00356b35"/>
    </style:style>
    <style:style style:name="P69" style:family="paragraph" style:parent-style-name="Standard">
      <style:text-properties officeooo:rsid="002e01a2" officeooo:paragraph-rsid="002e01a2"/>
    </style:style>
    <style:style style:name="P70" style:family="paragraph" style:parent-style-name="Standard">
      <style:text-properties officeooo:rsid="002fc457" officeooo:paragraph-rsid="002fc457"/>
    </style:style>
    <style:style style:name="P71" style:family="paragraph" style:parent-style-name="Standard">
      <style:text-properties officeooo:rsid="00348d5d" officeooo:paragraph-rsid="00348d5d"/>
    </style:style>
    <style:style style:name="P72" style:family="paragraph" style:parent-style-name="Standard">
      <style:text-properties fo:color="#000000" officeooo:rsid="002b96a2" officeooo:paragraph-rsid="003e90bd"/>
    </style:style>
    <style:style style:name="P73" style:family="paragraph" style:parent-style-name="Standard">
      <style:text-properties fo:color="#000000" officeooo:rsid="003e90bd" officeooo:paragraph-rsid="003e90bd"/>
    </style:style>
    <style:style style:name="P74" style:family="paragraph" style:parent-style-name="Standard">
      <style:text-properties officeooo:rsid="003dc549" officeooo:paragraph-rsid="003dc549"/>
    </style:style>
    <style:style style:name="P75" style:family="paragraph" style:parent-style-name="Standard">
      <style:text-properties fo:color="#ff420e" officeooo:rsid="003dc549" officeooo:paragraph-rsid="003dc549"/>
    </style:style>
    <style:style style:name="P76" style:family="paragraph" style:parent-style-name="Standard">
      <style:text-properties officeooo:rsid="003f7439" officeooo:paragraph-rsid="003f7439"/>
    </style:style>
    <style:style style:name="P77" style:family="paragraph" style:parent-style-name="Standard">
      <style:text-properties officeooo:rsid="003f7439" officeooo:paragraph-rsid="0040d962"/>
    </style:style>
    <style:style style:name="P78" style:family="paragraph" style:parent-style-name="Standard">
      <style:text-properties officeooo:rsid="00423367" officeooo:paragraph-rsid="0040d962"/>
    </style:style>
    <style:style style:name="P79" style:family="paragraph" style:parent-style-name="Standard">
      <style:text-properties officeooo:rsid="00440c4c" officeooo:paragraph-rsid="00440c4c"/>
    </style:style>
    <style:style style:name="P80" style:family="paragraph" style:parent-style-name="Standard">
      <style:text-properties officeooo:rsid="00440c4c" officeooo:paragraph-rsid="00456a48"/>
    </style:style>
    <style:style style:name="P81" style:family="paragraph" style:parent-style-name="Standard">
      <style:text-properties officeooo:rsid="00440c4c" officeooo:paragraph-rsid="004a977a"/>
    </style:style>
    <style:style style:name="P82" style:family="paragraph" style:parent-style-name="Standard">
      <style:text-properties officeooo:rsid="00456a48" officeooo:paragraph-rsid="00456a48"/>
    </style:style>
    <style:style style:name="P83" style:family="paragraph" style:parent-style-name="Standard">
      <style:text-properties officeooo:rsid="0045bca7" officeooo:paragraph-rsid="00478278"/>
    </style:style>
    <style:style style:name="P84" style:family="paragraph" style:parent-style-name="Standard">
      <style:text-properties officeooo:rsid="00478278" officeooo:paragraph-rsid="00478278"/>
    </style:style>
    <style:style style:name="P85" style:family="paragraph" style:parent-style-name="Standard">
      <style:text-properties fo:color="#800000" officeooo:rsid="00478278" officeooo:paragraph-rsid="00478278"/>
    </style:style>
    <style:style style:name="P86" style:family="paragraph" style:parent-style-name="Standard">
      <style:text-properties officeooo:rsid="004a977a" officeooo:paragraph-rsid="004a977a"/>
    </style:style>
    <style:style style:name="P87" style:family="paragraph" style:parent-style-name="Standard">
      <style:text-properties officeooo:rsid="004c254f" officeooo:paragraph-rsid="004a977a"/>
    </style:style>
    <style:style style:name="P88" style:family="paragraph" style:parent-style-name="Standard">
      <style:text-properties officeooo:rsid="004c254f" officeooo:paragraph-rsid="004c254f"/>
    </style:style>
    <style:style style:name="P89" style:family="paragraph" style:parent-style-name="Standard">
      <style:text-properties fo:color="#000080" officeooo:rsid="004de233" officeooo:paragraph-rsid="004de233"/>
    </style:style>
    <style:style style:name="P90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1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2" style:family="paragraph" style:parent-style-name="Standard">
      <style:text-properties fo:font-weight="normal" officeooo:rsid="005666b2" officeooo:paragraph-rsid="005666b2" style:font-weight-asian="normal" style:font-weight-complex="normal"/>
    </style:style>
    <style:style style:name="P93" style:family="paragraph" style:parent-style-name="Standard">
      <style:text-properties fo:font-weight="normal" officeooo:rsid="0056d0e8" officeooo:paragraph-rsid="0056d0e8" style:font-weight-asian="normal" style:font-weight-complex="normal"/>
    </style:style>
    <style:style style:name="P94" style:family="paragraph" style:parent-style-name="Standard">
      <style:text-properties fo:font-weight="normal" officeooo:rsid="005758d7" officeooo:paragraph-rsid="005758d7" style:font-weight-asian="normal" style:font-weight-complex="normal"/>
    </style:style>
    <style:style style:name="P95" style:family="paragraph" style:parent-style-name="Standard">
      <style:text-properties fo:font-weight="normal" officeooo:rsid="005758d7" officeooo:paragraph-rsid="0058d7de" style:font-weight-asian="normal" style:font-weight-complex="normal"/>
    </style:style>
    <style:style style:name="P96" style:family="paragraph" style:parent-style-name="Standard">
      <style:text-properties officeooo:rsid="004fb9ca" officeooo:paragraph-rsid="004fb9ca"/>
    </style:style>
    <style:style style:name="P97" style:family="paragraph" style:parent-style-name="Standard">
      <style:text-properties officeooo:rsid="0017c753" officeooo:paragraph-rsid="001760da"/>
    </style:style>
    <style:style style:name="P98" style:family="paragraph" style:parent-style-name="Standard">
      <style:text-properties officeooo:rsid="0052cfc8" officeooo:paragraph-rsid="0052cfc8"/>
    </style:style>
    <style:style style:name="P99" style:family="paragraph" style:parent-style-name="Standard">
      <style:text-properties officeooo:rsid="0053c3e7" officeooo:paragraph-rsid="0053c3e7"/>
    </style:style>
    <style:style style:name="P100" style:family="paragraph" style:parent-style-name="Standard">
      <style:text-properties officeooo:rsid="0054a49f" officeooo:paragraph-rsid="0054a49f"/>
    </style:style>
    <style:style style:name="P101" style:family="paragraph" style:parent-style-name="Standard">
      <style:text-properties fo:color="#dc2300" fo:font-weight="normal" officeooo:rsid="005666b2" officeooo:paragraph-rsid="005666b2" style:font-weight-asian="normal" style:font-weight-complex="normal"/>
    </style:style>
    <style:style style:name="P102" style:family="paragraph" style:parent-style-name="Standard">
      <style:text-properties fo:color="#ff0000" fo:font-weight="normal" officeooo:rsid="0056d0e8" officeooo:paragraph-rsid="0056d0e8" style:font-weight-asian="normal" style:font-weight-complex="normal"/>
    </style:style>
    <style:style style:name="P103" style:family="paragraph" style:parent-style-name="Standard">
      <style:text-properties fo:font-style="normal" fo:font-weight="bold" officeooo:rsid="0056d0e8" officeooo:paragraph-rsid="0056d0e8" style:font-style-asian="normal" style:font-weight-asian="bold" style:font-style-complex="normal" style:font-weight-complex="bold"/>
    </style:style>
    <style:style style:name="P104" style:family="paragraph" style:parent-style-name="Standard">
      <style:text-properties officeooo:rsid="004de233" officeooo:paragraph-rsid="004de233"/>
    </style:style>
    <style:style style:name="P105" style:family="paragraph" style:parent-style-name="Standard">
      <style:text-properties officeooo:rsid="005a49a3" officeooo:paragraph-rsid="005a49a3"/>
    </style:style>
    <style:style style:name="P106" style:family="paragraph" style:parent-style-name="Standard">
      <style:text-properties officeooo:rsid="005b81a5" officeooo:paragraph-rsid="005b81a5"/>
    </style:style>
    <style:style style:name="P107" style:family="paragraph" style:parent-style-name="Standard">
      <style:text-properties officeooo:rsid="005b81a5" officeooo:paragraph-rsid="005cbbc9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  <style:style style:name="T56" style:family="text">
      <style:text-properties officeooo:rsid="0058d7de"/>
    </style:style>
    <style:style style:name="T57" style:family="text">
      <style:text-properties officeooo:rsid="005cb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3">e\ mapping</text:p>
      <text:p text:style-name="P25"><text:span text:style-name="T17">//depot/... </text:span><text:span text:style-name="T18">//paulz_Workstation_HP/depot/...</text:span></text:p>
      <text:p text:style-name="P43">//depot/sw/branches/9.5_staging/drivers/adf/... //paulz_Workstation_HP/depot/sw/branches/9.5_staging/drivers/wlan/adf/...</text:p>
      <text:p text:style-name="P43">//depot/sw/branches/9.5_staging/drivers/asf/... //paulz_Workstation_HP/depot/sw/branches/9.5_staging/drivers/wlan/asf/...</text:p>
      <text:p text:style-name="P43">//depot/sw/branches/art2_main/src/art2/driver/linux/... //paulz_Workstation_HP/depot/sw/branches/9.5_staging/apps/art/...</text:p>
      <text:p text:style-name="P43">//components/... //paulz_Workstation_HP/components/...</text:p>
      <text:p text:style-name="P43"/>
      <text:p text:style-name="P45">f\ install code collaborator</text:p>
      <text:p text:style-name="P45"><text:s text:c="3"/>I\ <text:s/>ulysses:8080 <text:s text:c="2"/>download 7.x version</text:p>
      <text:p text:style-name="P46"><text:s text:c="3"/><text:span text:style-name="T19">II\ install the jdk: using the “synaptic package manager” to install “openjdk-7-jre”</text:span></text:p>
      <text:p text:style-name="P46"><text:s text:c="3"/>II<text:span text:style-name="T19">I</text:span>\ <text:span text:style-name="T19">sudo ./ccollab_client_7_3_7304_unix.sh</text:span></text:p>
      <text:p text:style-name="P46"><text:span text:style-name="T19"><text:s text:c="9"/></text:span><text:a xlink:type="simple" xlink:href="http://ulysses:8080/"><text:span text:style-name="T19">http://ulysses:8080</text:span></text:a></text:p>
      <text:p text:style-name="P48"><text:s text:c="3"/>IV\ running the “Code collaborator client”, Setting the configuration </text:p>
      <text:p text:style-name="P48"><text:s text:c="3"/>V\ <text:s text:c="2"/>running the “p4v”: tools-&gt;manage the customer tool - &gt; import tools</text:p>
      <text:p text:style-name="P48"><text:s text:c="10"/>/usr/local/ccollab-cmdline/P4V-Tools-Import.xml</text:p>
      <text:p text:style-name="P48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9"><text:s text:c="5"/>export PATH=$PATH:/usr/lib/git-core</text:p>
      <text:p text:style-name="P37"/>
      <text:p text:style-name="P37"><text:s text:c="5"/>repo sync</text:p>
      <text:p text:style-name="P38">8\ tools</text:p>
      <text:p text:style-name="P97"/>
      <text:p text:style-name="P44">sudo apt-get install meld</text:p>
      <text:p text:style-name="P47">sudo apt-get install vsftpd <text:s text:c="4"/>//sudo vi /etc/vsftpd.conf</text:p>
      <text:p text:style-name="P42"/>
      <text:p text:style-name="P42">man 3 printf</text:p>
      <text:p text:style-name="P42">man socket</text:p>
      <text:p text:style-name="P42"/>
      <text:p text:style-name="P50">sudo dpkg -i VNC-Server-5.0.5-Linux-x64.deb</text:p>
      <text:p text:style-name="P50"/>
      <text:p text:style-name="P39">9\ vi/vim taglist/<text:span text:style-name="T53">cscope</text:span></text:p>
      <text:p text:style-name="P90">sudo apt-get install ctags <text:s text:c="6"/>//ctags -R</text:p>
      <text:p text:style-name="P96">mkdir -p ~/.vim/plugin</text:p>
      <text:p text:style-name="P96">cp taglist.vim ~/.vim/plugin</text:p>
      <text:p text:style-name="P96">touch ~/.vimrc <text:s/>and add this line: <text:s/>nnoremap &lt;silent&gt; &lt;F8&gt; :TlistToggle&lt;CR&gt; </text:p>
      <text:p text:style-name="P96"/>
      <text:p text:style-name="P36"><text:span text:style-name="T15">sudo apt-get install cscope <text:s text:c="3"/>//</text:span><text:span text:style-name="T16">cscope -Rbq</text:span></text:p>
      <text:p text:style-name="P98">add th<text:span text:style-name="T54">ese</text:span> line<text:span text:style-name="T54">s</text:span> to ~/.vimrc</text:p>
      <text:p text:style-name="P99">set cscopetag </text:p>
      <text:p text:style-name="P99">set csto=0</text:p>
      <text:p text:style-name="P98">if filereadable("cscope.out") </text:p>
      <text:p text:style-name="P98"><text:s text:c="8"/>cs add cscope.out </text:p>
      <text:p text:style-name="P98">endif </text:p>
      <text:p text:style-name="P50"/>
      <text:p text:style-name="P100">also add these lines to ~/.vimrc</text:p>
      <text:p text:style-name="P100">set hlsearch</text:p>
      <text:p text:style-name="P100"><text:soft-page-break/></text:p>
      <text:p text:style-name="P40">10\ install git server</text:p>
      <text:p text:style-name="P92"/>
      <text:p text:style-name="P92">sudo apt-get install git-core</text:p>
      <text:p text:style-name="P92">sudo apt-get install gitolite</text:p>
      <text:p text:style-name="P92"/>
      <text:p text:style-name="P92">creating a user: git</text:p>
      <text:p text:style-name="P92">sudo adduser –system –shell /bin/bash –gecos 'git version control' –group –disabled-password –home /home/git git <text:s/></text:p>
      <text:p text:style-name="P92"/>
      <text:p text:style-name="P92">sudo <text:s/>su – git</text:p>
      <text:p text:style-name="P92">echo “PATH=$HOME/bin:$PATH” &gt; ~./bashrc</text:p>
      <text:p text:style-name="P101">cd; exit</text:p>
      <text:p text:style-name="P92"/>
      <text:p text:style-name="P92">ssh-keygen -t rsa</text:p>
      <text:p text:style-name="P92">sudo cp ~/.ssh/id_rsa.pub /home/git/git.pub</text:p>
      <text:p text:style-name="P92">sudo chown git.git /home/git/git.pub</text:p>
      <text:p text:style-name="P92"/>
      <text:p text:style-name="P92">sudo su – git</text:p>
      <text:p text:style-name="P92">gl-setup git.pub</text:p>
      <text:p text:style-name="P92"># 将 $REPO_UMASK = 0077; 修改成 $REPO_UMASK = 0027;</text:p>
      <text:p text:style-name="P92">exit</text:p>
      <text:p text:style-name="P92"/>
      <text:p text:style-name="P91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2">cd gitolite-admin</text:p>
      <text:p text:style-name="P92">vi conf/gitolite</text:p>
      <text:p text:style-name="P92">cp **.pub ./keydir</text:p>
      <text:p text:style-name="P102">git add **</text:p>
      <text:p text:style-name="P102">git commit -s -m “xxx”</text:p>
      <text:p text:style-name="P102">git push</text:p>
      <text:p text:style-name="P92"/>
      <text:p text:style-name="P92"/>
      <text:p text:style-name="P91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2">git push origin master <text:s text:c="2"/>//the first time</text:p>
      <text:p text:style-name="P92"/>
      <text:p text:style-name="P103">11\ ftp server</text:p>
      <text:p text:style-name="P93">sudo apt-get install pure-ftpd </text:p>
      <text:p text:style-name="P93">sudo service pure-ftpd restart</text:p>
      <text:p text:style-name="P92"/>
      <text:p text:style-name="P41">12\ samba server</text:p>
      <text:p text:style-name="P94">sudo apt-get install samba</text:p>
      <text:p text:style-name="P94">sudo apt-get install cifs-utils</text:p>
      <text:p text:style-name="P94"/>
      <text:p text:style-name="P94">modify the file /etc/samba/smb.conf, add these lines:</text:p>
      <text:p text:style-name="P94">[share] </text:p>
      <text:p text:style-name="P94">path = /home/paul/work/wifi_firmware/firmware </text:p>
      <text:p text:style-name="P94">public = yes </text:p>
      <text:p text:style-name="P95">writable = yes <text:s/>//<text:span text:style-name="T56">you need to chmod 777 </text:span>/home/paul/work/wifi_firmware/firmware </text:p>
      <text:p text:style-name="P94"/>
      <text:p text:style-name="P94">sudo /etc/init.d/smbd restart </text:p>
      <text:p text:style-name="P94"/>
      <text:p text:style-name="P94"/>
      <text:p text:style-name="P51"><text:soft-page-break/>================================================</text:p>
      <text:p text:style-name="P51"/>
      <text:p text:style-name="P52"><text:a xlink:type="simple" xlink:href="https://source.android.com/source/initializing.html"><text:span text:style-name="T25">https://source.android.com/source/initializing.html</text:span></text:a></text:p>
      <text:p text:style-name="P62"/>
      <text:p text:style-name="P63">1\ Install JDK, needs the 1.6 version</text:p>
      <text:p text:style-name="P53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4"><text:span text:style-name="T26"><text:s text:c="4"/></text:span><text:span text:style-name="T27">Download jdk-6u45-linux-x64.bin</text:span></text:p>
      <text:p text:style-name="P54"><text:span text:style-name="T27"><text:s text:c="4"/>mkdir -p </text:span><text:s/>~/work/<text:span text:style-name="T27">A</text:span>ndriod/<text:span text:style-name="T27">jdk1.6</text:span></text:p>
      <text:p text:style-name="P54"><text:span text:style-name="T27"><text:s text:c="4"/>cp jdk-6u45-linux-x64.bin </text:span>~/work/<text:span text:style-name="T27">A</text:span>ndriod/<text:span text:style-name="T27">jdk1.6</text:span></text:p>
      <text:p text:style-name="P54"><text:span text:style-name="T27"><text:s text:c="4"/>cd </text:span>~/work/<text:span text:style-name="T27">A</text:span>ndriod/<text:span text:style-name="T27">jdk1.6</text:span></text:p>
      <text:p text:style-name="P64"><text:s text:c="4"/>chmod +x <text:s/>jdk-6u45-linux-x64.bin</text:p>
      <text:p text:style-name="P64"><text:s text:c="4"/>./jdk-6u45-linux-x64.bin</text:p>
      <text:p text:style-name="P64"/>
      <text:p text:style-name="P64"><text:s text:c="4"/>modify the .bashrc</text:p>
      <text:p text:style-name="P54"><text:s text:c="4"/><text:span text:style-name="T27">export JAVA_HOME=/home/paul/work/Andriod/jdk1.6/jdk1.6.0_45 </text:span></text:p>
      <text:p text:style-name="P64">export JRE_HOME=/home/paul/work/Andriod/jdk1.6/jdk1.6.0_45/jre </text:p>
      <text:p text:style-name="P64">export PATH=/home/paul/work/Andriod/jdk1.6/jdk1.6.0_45/bin:$PATH </text:p>
      <text:p text:style-name="P64">export CLASSPATH=.:/home/paul/work/Andriod/jdk1.6/jdk1.6.0_45/lib:/home/paul/work/Andriod/jdk1.6/jdk1.6.0_45/jre/lib</text:p>
      <text:p text:style-name="P65"/>
      <text:p text:style-name="P31"/>
      <text:p text:style-name="P66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7">repo sync</text:p>
      <text:p text:style-name="P67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6"><text:span text:style-name="T29"><text:s text:c="12"/>//</text:span><text:span text:style-name="T32">主要输出是 ~/android/src/out/target/product/generic下面的镜像文件</text:span></text:p>
      <text:p text:style-name="P72">source build/envsetup.sh <text:span text:style-name="T33"><text:s/>//</text:span><text:span text:style-name="T36">加载编译过程中用到的命令、环境变量</text:span></text:p>
      <text:p text:style-name="P72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3"/>
      <text:p text:style-name="P55"><text:span text:style-name="T31">make PRODUCT-sdk-sdk <text:s text:c="2"/></text:span><text:span text:style-name="T35">//</text:span><text:span text:style-name="T39">repo init -g all ; repo sync</text:span></text:p>
      <text:p text:style-name="P57"><text:s text:c="44"/>//不仅提供make产生的镜像文件，同时，提供编写application的环境，</text:p>
      <text:p text:style-name="P57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8"/>
      <text:p text:style-name="P60">Using this way to get the new branch</text:p>
      <text:p text:style-name="P60">1. cd .repo/manifests/</text:p>
      <text:p text:style-name="P60">2. git branch -a <text:s text:c="2"/>#remember the branch name you want to checkout</text:p>
      <text:p text:style-name="P58"><text:span text:style-name="T43">3</text:span><text:span text:style-name="T42">. cd ../..</text:span></text:p>
      <text:p text:style-name="P59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60">5. repo sync</text:p>
      <text:p text:style-name="P61">6. make clean</text:p>
      <text:p text:style-name="P61">7. make</text:p>
      <text:p text:style-name="P68"/>
      <text:p text:style-name="P69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70">git checkout android-gldfish-2.6.29</text:p>
      <text:p text:style-name="P70"><text:soft-page-break/></text:p>
      <text:p text:style-name="P74">modify the Makefile</text:p>
      <text:p text:style-name="P74">export ARCH=arm </text:p>
      <text:p text:style-name="P74">export CROSS_COMPILE=arm-eabi-</text:p>
      <text:p text:style-name="P75">//注意:ARTH ?=arm,的arm后边不要有空格</text:p>
      <text:p text:style-name="P74"/>
      <text:p text:style-name="P71">make goldfish_armv7_defconfig</text:p>
      <text:p text:style-name="P71">make</text:p>
      <text:p text:style-name="P76"/>
      <text:p text:style-name="P76">4\ compile the module of andriod, for example, compile the app about Email</text:p>
      <text:p text:style-name="P76"><text:s text:c="2"/></text:p>
      <text:p text:style-name="P76"><text:s text:c="2"/>mmm packages/apps/Email</text:p>
      <text:p text:style-name="P76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6"><text:s text:c="3"/>重新打包一下system.img文件</text:p>
      <text:p text:style-name="P76"><text:s text:c="3"/>make snod</text:p>
      <text:p text:style-name="P76"/>
      <text:p text:style-name="P77"><text:span text:style-name="T46">5\ </text:span><text:span text:style-name="T47">Compile the kernel module driver</text:span></text:p>
      <text:p text:style-name="P78"><text:s text:c="5"/>a\ Ref: code/driver/hello/README</text:p>
      <text:p text:style-name="P78"><text:s text:c="5"/>b\ adb shell</text:p>
      <text:p text:style-name="P78"><text:s text:c="5"/>c\ adb push hello.ko <text:s/>/data</text:p>
      <text:p text:style-name="P78"><text:s text:c="5"/><text:span text:style-name="T50">d\ adb logcat | grep Hello</text:span></text:p>
      <text:p text:style-name="P78"/>
      <text:p text:style-name="P79">6\ Compile the C app for Android</text:p>
      <text:p text:style-name="P79"><text:s text:c="4"/>a\ cd Andriod_src/external</text:p>
      <text:p text:style-name="P79"><text:s text:c="4"/>b\ mkdir hello</text:p>
      <text:p text:style-name="P79"><text:s text:c="4"/>c\ cp code/app/hello/* ./</text:p>
      <text:p text:style-name="P79"><text:s text:c="4"/>d\ mmm ./external/hello</text:p>
      <text:p text:style-name="P79"><text:s text:c="4"/>e\ make snod</text:p>
      <text:p text:style-name="P79"><text:s text:c="4"/>f\ emulater; <text:s/>adb shell; <text:s/>cd /system/bin; hello</text:p>
      <text:p text:style-name="P79"/>
      <text:p text:style-name="P82">======================================================</text:p>
      <text:p text:style-name="P80"/>
      <text:p text:style-name="P82">Android APP developing ENV<text:span text:style-name="T49">(eclipse)</text:span>.</text:p>
      <text:p text:style-name="P82"/>
      <text:p text:style-name="P83"><text:a xlink:type="simple" xlink:href="http://developer.android.com/sdk/index.html"><text:span text:style-name="T48">http://developer.android.com/sdk/index.html</text:span></text:a></text:p>
      <text:p text:style-name="P84">Download: adt-bundle-linux-x86_64-20130729.zip</text:p>
      <text:p text:style-name="P85">it includes eclipse and something else Plugin...</text:p>
      <text:p text:style-name="P80"/>
      <text:p text:style-name="P23">experiment about “Hello world” for Andriod</text:p>
      <text:p text:style-name="P86">在Ubuntu上为Android系统编写Linux内核驱动程序 (code/driver/hello/README)</text:p>
      <text:p text:style-name="P81"><text:span text:style-name="T51">在Ubuntu上为Android系统内置C可执行程序测试Linux内核驱动程序</text:span><text:span text:style-name="T52">(code/app/hello/README)</text:span></text:p>
      <text:p text:style-name="P87"/>
      <text:p text:style-name="P88">在Ubuntu上为Android增加硬件抽象层（HAL）模块访问Linux内核驱动程序(code/android/hello_pj/hal/README)</text:p>
      <text:p text:style-name="P88"/>
      <text:p text:style-name="P88">在Ubuntu为Android硬件抽象层（HAL）模块编写JNI方法提供Java访问硬件服务接口 </text:p>
      <text:p text:style-name="P88"><text:soft-page-break/>(code/android/hello_pj/jni/README)</text:p>
      <text:p text:style-name="P88">在Ubuntu上为Android系统的Application Frameworks层增加硬件访问服务</text:p>
      <text:p text:style-name="P88">(code/android/hello_pj/service/README)</text:p>
      <text:p text:style-name="P88"/>
      <text:p text:style-name="P88">在Ubuntu上为Android系统内置Java应用程序测试Application Frameworks层的硬件服务</text:p>
      <text:p text:style-name="P88">(code/android/hello_pj/app/README)</text:p>
      <text:p text:style-name="P88"/>
      <text:p text:style-name="P89">Notice: default, the hello.default.so is at out/target/product/generic/system/libhw, please copy this file to out/target/product/generic/system/lib/hw and do “make snod” again.</text:p>
      <text:p text:style-name="P104"/>
      <text:p text:style-name="P104"/>
      <text:p text:style-name="P105">=============================================================</text:p>
      <text:p text:style-name="P106">repo sync platform/vendor/qcom-opensource/wlan/prima</text:p>
      <text:p text:style-name="P106"/>
      <text:p text:style-name="P106">git log - - pretty=oneline <text:s text:c="2"/>CORE/MAC/src/pe/lim/limProcessBeaconFrame.c</text:p>
      <text:p text:style-name="P106">git show 6ea71299390dff7b76aab66eed07bf10ae7639d7</text:p>
      <text:p text:style-name="P106"/>
      <text:p text:style-name="P106">git ls-files -s</text:p>
      <text:p text:style-name="P106"/>
      <text:p text:style-name="P107"><text:span text:style-name="T57">git <text:s/>blame <text:s text:c="2"/>./CORE/SME/src/csr/csrApiScan.c | grep 3953</text:span></text:p>
      <text:p text:style-name="P107"><text:span text:style-name="T57">git show e5a53db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11-04T21:52:30</dc:date>
    <meta:editing-duration>P1DT12H30M14S</meta:editing-duration>
    <meta:editing-cycles>72</meta:editing-cycles>
    <meta:generator>LibreOffice/4.0.2.2$Linux_X86_64 LibreOffice_project/400m0$Build-2</meta:generator>
    <dc:creator>Paul Zhang</dc:creator>
    <meta:document-statistic meta:table-count="0" meta:image-count="0" meta:object-count="0" meta:page-count="7" meta:paragraph-count="253" meta:word-count="1458" meta:character-count="10472" meta:non-whitespace-character-count="9032"/>
  </office:meta>
</office:document-meta>
</file>